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6.79cm" svg:height="12.484cm" svg:x="2.891cm" svg:y="14.901cm">
            <draw:object draw:notify-on-update-of-ranges="Лист1.B12:Лист1.O12 Лист1.A5:Лист1.A5 Лист1.B7:Лист1.O7 Лист1.B12:Лист1.O12 Лист1.A8:Лист1.A8 Лист1.B10:Лист1.O10 Лист1.B12:Лист1.O12 Лист1.A11:Лист1.A11 Лист1.B13:Лист1.O13 Лист1.B12:Лист1.O12 Лист1.A14:Лист1.A14 Лист1.B16:Лист1.O16 Лист1.B12:Лист1.O12 Лист1.A17:Лист1.A17 Лист1.B19:Лист1.O19 Лист1.B12:Лист1.O12 Лист1.A20:Лист1.A20 Лист1.B22:Лист1.O22 Лист1.B12:Лист1.O12 Лист1.A23:Лист1.A23 Лист1.B25:Лист1.O25 Лист1.B12:Лист1.O12 Лист1.A26:Лист1.A26 Лист1.B28:Лист1.O28 Лист1.B12:Лист1.O12 Лист1.A29:Лист1.A29 Лист1.B31:Лист1.O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Count of querie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ray size = 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 changes from 0 to 520 with step 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ent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chitecture: TCP.OneClient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804" calcext:value-type="float">
            <text:p>1804</text:p>
          </table:table-cell>
          <table:table-cell office:value-type="float" office:value="2035" calcext:value-type="float">
            <text:p>2035</text:p>
          </table:table-cell>
          <table:table-cell office:value-type="float" office:value="2650" calcext:value-type="float">
            <text:p>2650</text:p>
          </table:table-cell>
          <table:table-cell office:value-type="float" office:value="3483" calcext:value-type="float">
            <text:p>3483</text:p>
          </table:table-cell>
          <table:table-cell office:value-type="float" office:value="4232" calcext:value-type="float">
            <text:p>4232</text:p>
          </table:table-cell>
          <table:table-cell office:value-type="float" office:value="5055" calcext:value-type="float">
            <text:p>5055</text:p>
          </table:table-cell>
          <table:table-cell office:value-type="float" office:value="6008" calcext:value-type="float">
            <text:p>6008</text:p>
          </table:table-cell>
          <table:table-cell office:value-type="float" office:value="6606" calcext:value-type="float">
            <text:p>6606</text:p>
          </table:table-cell>
          <table:table-cell office:value-type="float" office:value="7417" calcext:value-type="float">
            <text:p>7417</text:p>
          </table:table-cell>
          <table:table-cell office:value-type="float" office:value="8320" calcext:value-type="float">
            <text:p>8320</text:p>
          </table:table-cell>
          <table:table-cell office:value-type="float" office:value="9007" calcext:value-type="float">
            <text:p>9007</text:p>
          </table:table-cell>
          <table:table-cell office:value-type="float" office:value="9821" calcext:value-type="float">
            <text:p>9821</text:p>
          </table:table-cell>
          <table:table-cell office:value-type="float" office:value="10612" calcext:value-type="float">
            <text:p>10612</text:p>
          </table:table-cell>
          <table:table-cell office:value-type="float" office:value="11430" calcext:value-type="float">
            <text:p>11430</text:p>
          </table:table-cell>
        </table:table-row>
        <table:table-row table:style-name="ro1">
          <table:table-cell office:value-type="string" calcext:value-type="string">
            <text:p>Architecture: NIO.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2275" calcext:value-type="float">
            <text:p>2275</text:p>
          </table:table-cell>
          <table:table-cell office:value-type="float" office:value="2383" calcext:value-type="float">
            <text:p>2383</text:p>
          </table:table-cell>
          <table:table-cell office:value-type="float" office:value="3273" calcext:value-type="float">
            <text:p>3273</text:p>
          </table:table-cell>
          <table:table-cell office:value-type="float" office:value="3901" calcext:value-type="float">
            <text:p>3901</text:p>
          </table:table-cell>
          <table:table-cell office:value-type="float" office:value="5045" calcext:value-type="float">
            <text:p>5045</text:p>
          </table:table-cell>
          <table:table-cell office:value-type="float" office:value="5478" calcext:value-type="float">
            <text:p>5478</text:p>
          </table:table-cell>
          <table:table-cell office:value-type="float" office:value="6412" calcext:value-type="float">
            <text:p>6412</text:p>
          </table:table-cell>
          <table:table-cell office:value-type="float" office:value="7580" calcext:value-type="float">
            <text:p>7580</text:p>
          </table:table-cell>
          <table:table-cell office:value-type="float" office:value="9671" calcext:value-type="float">
            <text:p>9671</text:p>
          </table:table-cell>
          <table:table-cell office:value-type="float" office:value="10275" calcext:value-type="float">
            <text:p>10275</text:p>
          </table:table-cell>
          <table:table-cell office:value-type="float" office:value="9317" calcext:value-type="float">
            <text:p>9317</text:p>
          </table:table-cell>
          <table:table-cell office:value-type="float" office:value="10385" calcext:value-type="float">
            <text:p>10385</text:p>
          </table:table-cell>
          <table:table-cell office:value-type="float" office:value="12265" calcext:value-type="float">
            <text:p>12265</text:p>
          </table:table-cell>
          <table:table-cell office:value-type="float" office:value="11953" calcext:value-type="float">
            <text:p>11953</text:p>
          </table:table-cell>
        </table:table-row>
        <table:table-row table:style-name="ro1">
          <table:table-cell office:value-type="string" calcext:value-type="string">
            <text:p>Architecture: TCP.CachedThreadPoolServ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953" calcext:value-type="float">
            <text:p>1953</text:p>
          </table:table-cell>
          <table:table-cell office:value-type="float" office:value="2235" calcext:value-type="float">
            <text:p>2235</text:p>
          </table:table-cell>
          <table:table-cell office:value-type="float" office:value="2840" calcext:value-type="float">
            <text:p>2840</text:p>
          </table:table-cell>
          <table:table-cell office:value-type="float" office:value="3667" calcext:value-type="float">
            <text:p>3667</text:p>
          </table:table-cell>
          <table:table-cell office:value-type="float" office:value="4386" calcext:value-type="float">
            <text:p>4386</text:p>
          </table:table-cell>
          <table:table-cell office:value-type="float" office:value="5348" calcext:value-type="float">
            <text:p>5348</text:p>
          </table:table-cell>
          <table:table-cell office:value-type="float" office:value="6137" calcext:value-type="float">
            <text:p>6137</text:p>
          </table:table-cell>
          <table:table-cell office:value-type="float" office:value="7137" calcext:value-type="float">
            <text:p>7137</text:p>
          </table:table-cell>
          <table:table-cell office:value-type="float" office:value="7576" calcext:value-type="float">
            <text:p>7576</text:p>
          </table:table-cell>
          <table:table-cell office:value-type="float" office:value="9058" calcext:value-type="float">
            <text:p>9058</text:p>
          </table:table-cell>
          <table:table-cell office:value-type="float" office:value="9392" calcext:value-type="float">
            <text:p>9392</text:p>
          </table:table-cell>
          <table:table-cell office:value-type="float" office:value="10156" calcext:value-type="float">
            <text:p>10156</text:p>
          </table:table-cell>
          <table:table-cell office:value-type="float" office:value="10621" calcext:value-type="float">
            <text:p>10621</text:p>
          </table:table-cell>
          <table:table-cell office:value-type="float" office:value="11409" calcext:value-type="float">
            <text:p>11409</text:p>
          </table:table-cell>
        </table:table-row>
        <table:table-row table:style-name="ro1">
          <table:table-cell office:value-type="string" calcext:value-type="string">
            <text:p>Architecture: TCP.NewQueryNewConnec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2311" calcext:value-type="float">
            <text:p>2311</text:p>
          </table:table-cell>
          <table:table-cell office:value-type="float" office:value="2401" calcext:value-type="float">
            <text:p>2401</text:p>
          </table:table-cell>
          <table:table-cell office:value-type="float" office:value="2562" calcext:value-type="float">
            <text:p>2562</text:p>
          </table:table-cell>
          <table:table-cell office:value-type="float" office:value="3139" calcext:value-type="float">
            <text:p>3139</text:p>
          </table:table-cell>
          <table:table-cell office:value-type="float" office:value="3930" calcext:value-type="float">
            <text:p>3930</text:p>
          </table:table-cell>
          <table:table-cell office:value-type="float" office:value="4438" calcext:value-type="float">
            <text:p>4438</text:p>
          </table:table-cell>
          <table:table-cell office:value-type="float" office:value="5399" calcext:value-type="float">
            <text:p>5399</text:p>
          </table:table-cell>
          <table:table-cell office:value-type="float" office:value="7116" calcext:value-type="float">
            <text:p>7116</text:p>
          </table:table-cell>
          <table:table-cell office:value-type="float" office:value="6919" calcext:value-type="float">
            <text:p>6919</text:p>
          </table:table-cell>
          <table:table-cell office:value-type="float" office:value="7874" calcext:value-type="float">
            <text:p>7874</text:p>
          </table:table-cell>
          <table:table-cell office:value-type="float" office:value="8603" calcext:value-type="float">
            <text:p>8603</text:p>
          </table:table-cell>
          <table:table-cell office:value-type="float" office:value="9233" calcext:value-type="float">
            <text:p>9233</text:p>
          </table:table-cell>
          <table:table-cell office:value-type="float" office:value="10124" calcext:value-type="float">
            <text:p>10124</text:p>
          </table:table-cell>
          <table:table-cell office:value-type="float" office:value="10804" calcext:value-type="float">
            <text:p>10804</text:p>
          </table:table-cell>
        </table:table-row>
        <table:table-row table:style-name="ro1">
          <table:table-cell office:value-type="string" calcext:value-type="string">
            <text:p>Architecture: NIO.Cach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2323" calcext:value-type="float">
            <text:p>2323</text:p>
          </table:table-cell>
          <table:table-cell office:value-type="float" office:value="2414" calcext:value-type="float">
            <text:p>2414</text:p>
          </table:table-cell>
          <table:table-cell office:value-type="float" office:value="3692" calcext:value-type="float">
            <text:p>3692</text:p>
          </table:table-cell>
          <table:table-cell office:value-type="float" office:value="3884" calcext:value-type="float">
            <text:p>3884</text:p>
          </table:table-cell>
          <table:table-cell office:value-type="float" office:value="4812" calcext:value-type="float">
            <text:p>4812</text:p>
          </table:table-cell>
          <table:table-cell office:value-type="float" office:value="5592" calcext:value-type="float">
            <text:p>5592</text:p>
          </table:table-cell>
          <table:table-cell office:value-type="float" office:value="6144" calcext:value-type="float">
            <text:p>6144</text:p>
          </table:table-cell>
          <table:table-cell office:value-type="float" office:value="6960" calcext:value-type="float">
            <text:p>6960</text:p>
          </table:table-cell>
          <table:table-cell office:value-type="float" office:value="7979" calcext:value-type="float">
            <text:p>7979</text:p>
          </table:table-cell>
          <table:table-cell office:value-type="float" office:value="8555" calcext:value-type="float">
            <text:p>8555</text:p>
          </table:table-cell>
          <table:table-cell office:value-type="float" office:value="9320" calcext:value-type="float">
            <text:p>9320</text:p>
          </table:table-cell>
          <table:table-cell office:value-type="float" office:value="10365" calcext:value-type="float">
            <text:p>10365</text:p>
          </table:table-cell>
          <table:table-cell office:value-type="float" office:value="11155" calcext:value-type="float">
            <text:p>11155</text:p>
          </table:table-cell>
          <table:table-cell office:value-type="float" office:value="12191" calcext:value-type="float">
            <text:p>12191</text:p>
          </table:table-cell>
        </table:table-row>
        <table:table-row table:style-name="ro1">
          <table:table-cell office:value-type="string" calcext:value-type="string">
            <text:p>Architecture: NIO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2288" calcext:value-type="float">
            <text:p>2288</text:p>
          </table:table-cell>
          <table:table-cell office:value-type="float" office:value="2373" calcext:value-type="float">
            <text:p>2373</text:p>
          </table:table-cell>
          <table:table-cell office:value-type="float" office:value="3086" calcext:value-type="float">
            <text:p>3086</text:p>
          </table:table-cell>
          <table:table-cell office:value-type="float" office:value="3852" calcext:value-type="float">
            <text:p>3852</text:p>
          </table:table-cell>
          <table:table-cell office:value-type="float" office:value="4630" calcext:value-type="float">
            <text:p>4630</text:p>
          </table:table-cell>
          <table:table-cell office:value-type="float" office:value="5483" calcext:value-type="float">
            <text:p>5483</text:p>
          </table:table-cell>
          <table:table-cell office:value-type="float" office:value="6380" calcext:value-type="float">
            <text:p>6380</text:p>
          </table:table-cell>
          <table:table-cell office:value-type="float" office:value="7267" calcext:value-type="float">
            <text:p>7267</text:p>
          </table:table-cell>
          <table:table-cell office:value-type="float" office:value="8006" calcext:value-type="float">
            <text:p>8006</text:p>
          </table:table-cell>
          <table:table-cell office:value-type="float" office:value="8537" calcext:value-type="float">
            <text:p>8537</text:p>
          </table:table-cell>
          <table:table-cell office:value-type="float" office:value="9548" calcext:value-type="float">
            <text:p>9548</text:p>
          </table:table-cell>
          <table:table-cell office:value-type="float" office:value="10158" calcext:value-type="float">
            <text:p>10158</text:p>
          </table:table-cell>
          <table:table-cell office:value-type="float" office:value="11060" calcext:value-type="float">
            <text:p>11060</text:p>
          </table:table-cell>
          <table:table-cell office:value-type="float" office:value="11958" calcext:value-type="float">
            <text:p>11958</text:p>
          </table:table-cell>
        </table:table-row>
        <table:table-row table:style-name="ro1">
          <table:table-cell office:value-type="string" calcext:value-type="string">
            <text:p>Architecture: NIO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2302" calcext:value-type="float">
            <text:p>2302</text:p>
          </table:table-cell>
          <table:table-cell office:value-type="float" office:value="2493" calcext:value-type="float">
            <text:p>2493</text:p>
          </table:table-cell>
          <table:table-cell office:value-type="float" office:value="3136" calcext:value-type="float">
            <text:p>3136</text:p>
          </table:table-cell>
          <table:table-cell office:value-type="float" office:value="4209" calcext:value-type="float">
            <text:p>4209</text:p>
          </table:table-cell>
          <table:table-cell office:value-type="float" office:value="4663" calcext:value-type="float">
            <text:p>4663</text:p>
          </table:table-cell>
          <table:table-cell office:value-type="float" office:value="5334" calcext:value-type="float">
            <text:p>5334</text:p>
          </table:table-cell>
          <table:table-cell office:value-type="float" office:value="6432" calcext:value-type="float">
            <text:p>6432</text:p>
          </table:table-cell>
          <table:table-cell office:value-type="float" office:value="7232" calcext:value-type="float">
            <text:p>7232</text:p>
          </table:table-cell>
          <table:table-cell office:value-type="float" office:value="8020" calcext:value-type="float">
            <text:p>8020</text:p>
          </table:table-cell>
          <table:table-cell office:value-type="float" office:value="8607" calcext:value-type="float">
            <text:p>8607</text:p>
          </table:table-cell>
          <table:table-cell office:value-type="float" office:value="9570" calcext:value-type="float">
            <text:p>9570</text:p>
          </table:table-cell>
          <table:table-cell office:value-type="float" office:value="10378" calcext:value-type="float">
            <text:p>10378</text:p>
          </table:table-cell>
          <table:table-cell office:value-type="float" office:value="11198" calcext:value-type="float">
            <text:p>11198</text:p>
          </table:table-cell>
          <table:table-cell office:value-type="float" office:value="11744" calcext:value-type="float">
            <text:p>11744</text:p>
          </table:table-cell>
        </table:table-row>
        <table:table-row table:style-name="ro1">
          <table:table-cell office:value-type="string" calcext:value-type="string">
            <text:p>Architecture: UDP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803" calcext:value-type="float">
            <text:p>803</text:p>
          </table:table-cell>
          <table:table-cell office:value-type="float" office:value="950" calcext:value-type="float">
            <text:p>950</text:p>
          </table:table-cell>
          <table:table-cell office:value-type="float" office:value="1723" calcext:value-type="float">
            <text:p>1723</text:p>
          </table:table-cell>
          <table:table-cell office:value-type="float" office:value="2548" calcext:value-type="float">
            <text:p>2548</text:p>
          </table:table-cell>
          <table:table-cell office:value-type="float" office:value="3361" calcext:value-type="float">
            <text:p>3361</text:p>
          </table:table-cell>
          <table:table-cell office:value-type="float" office:value="4133" calcext:value-type="float">
            <text:p>4133</text:p>
          </table:table-cell>
          <table:table-cell office:value-type="float" office:value="4969" calcext:value-type="float">
            <text:p>4969</text:p>
          </table:table-cell>
          <table:table-cell office:value-type="float" office:value="5756" calcext:value-type="float">
            <text:p>5756</text:p>
          </table:table-cell>
          <table:table-cell office:value-type="float" office:value="6535" calcext:value-type="float">
            <text:p>6535</text:p>
          </table:table-cell>
          <table:table-cell office:value-type="float" office:value="7545" calcext:value-type="float">
            <text:p>7545</text:p>
          </table:table-cell>
          <table:table-cell office:value-type="float" office:value="8182" calcext:value-type="float">
            <text:p>8182</text:p>
          </table:table-cell>
          <table:table-cell office:value-type="float" office:value="8957" calcext:value-type="float">
            <text:p>8957</text:p>
          </table:table-cell>
          <table:table-cell office:value-type="float" office:value="9766" calcext:value-type="float">
            <text:p>9766</text:p>
          </table:table-cell>
          <table:table-cell office:value-type="float" office:value="10525" calcext:value-type="float">
            <text:p>10525</text:p>
          </table:table-cell>
        </table:table-row>
        <table:table-row table:style-name="ro1">
          <table:table-cell office:value-type="string" calcext:value-type="string">
            <text:p>Architecture: UDP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842" calcext:value-type="float">
            <text:p>842</text:p>
          </table:table-cell>
          <table:table-cell office:value-type="float" office:value="963" calcext:value-type="float">
            <text:p>963</text:p>
          </table:table-cell>
          <table:table-cell office:value-type="float" office:value="1736" calcext:value-type="float">
            <text:p>1736</text:p>
          </table:table-cell>
          <table:table-cell office:value-type="float" office:value="2554" calcext:value-type="float">
            <text:p>2554</text:p>
          </table:table-cell>
          <table:table-cell office:value-type="float" office:value="3385" calcext:value-type="float">
            <text:p>3385</text:p>
          </table:table-cell>
          <table:table-cell office:value-type="float" office:value="4131" calcext:value-type="float">
            <text:p>4131</text:p>
          </table:table-cell>
          <table:table-cell office:value-type="float" office:value="4936" calcext:value-type="float">
            <text:p>4936</text:p>
          </table:table-cell>
          <table:table-cell office:value-type="float" office:value="5744" calcext:value-type="float">
            <text:p>5744</text:p>
          </table:table-cell>
          <table:table-cell office:value-type="float" office:value="6533" calcext:value-type="float">
            <text:p>6533</text:p>
          </table:table-cell>
          <table:table-cell office:value-type="float" office:value="7335" calcext:value-type="float">
            <text:p>7335</text:p>
          </table:table-cell>
          <table:table-cell office:value-type="float" office:value="8163" calcext:value-type="float">
            <text:p>8163</text:p>
          </table:table-cell>
          <table:table-cell office:value-type="float" office:value="8948" calcext:value-type="float">
            <text:p>8948</text:p>
          </table:table-cell>
          <table:table-cell office:value-type="float" office:value="9765" calcext:value-type="float">
            <text:p>9765</text:p>
          </table:table-cell>
          <table:table-cell office:value-type="float" office:value="10544" calcext:value-type="float">
            <text:p>105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.00.0000</text:date>, <text:time style:data-style-name="N2" text:time-value="13:37:12.93295416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32:20.055590472</meta:creation-date>
    <dc:date>2016-06-03T13:39:01.463558683</dc:date>
    <meta:editing-duration>PT11H24M58S</meta:editing-duration>
    <meta:editing-cycles>7</meta:editing-cycles>
    <meta:generator>LibreOffice/4.2.8.2$Linux_X86_64 LibreOffice_project/420m0$Build-2</meta:generator>
    <meta:document-statistic meta:table-count="1" meta:cell-count="2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aea79f" draw:fill-color="#aea79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791cm" svg:height="12.485cm" xlink:href=".." xlink:type="simple" chart:class="chart:scatter" chart:style-name="ch1">
        <chart:title svg:x="9.727cm" svg:y="0.385cm" chart:style-name="ch2">
          <text:p>change_Delta_metric_client_handler</text:p>
        </chart:title>
        <chart:legend chart:legend-position="end" svg:x="18.7cm" svg:y="3.951cm" style:legend-expansion="high" chart:style-name="ch3"/>
        <chart:plot-area chart:style-name="ch4" table:cell-range-address="Лист1.B12:Лист1.O13 Лист1.A5:Лист1.A5 Лист1.B7:Лист1.O7 Лист1.A8:Лист1.A8 Лист1.B10:Лист1.O10 Лист1.A11:Лист1.A11 Лист1.A14:Лист1.A14 Лист1.B16:Лист1.O16 Лист1.A17:Лист1.A17 Лист1.B19:Лист1.O19 Лист1.A20:Лист1.A20 Лист1.B22:Лист1.O22 Лист1.A23:Лист1.A23 Лист1.B25:Лист1.O25 Лист1.A26:Лист1.A26 Лист1.B28:Лист1.O28 Лист1.A29:Лист1.A29 Лист1.B31:Лист1.O31" chart:data-source-has-labels="column" svg:x="0.535cm" svg:y="1.439cm" svg:width="17.63cm" svg:height="10.797cm">
          <chartooo:coordinate-region svg:x="1.712cm" svg:y="1.638cm" svg:width="16.173cm" svg:height="9.95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Лист1.B7:Лист1.O7" chart:label-cell-address="Лист1.A5:Лист1.A5" chart:class="chart:scatter">
            <chart:domain table:cell-range-address="Лист1.B12:Лист1.O12"/>
            <chart:data-point chart:repeated="14"/>
          </chart:series>
          <chart:series chart:style-name="ch8" chart:values-cell-range-address="Лист1.B10:Лист1.O10" chart:label-cell-address="Лист1.A8:Лист1.A8" chart:class="chart:scatter">
            <chart:data-point chart:repeated="14"/>
          </chart:series>
          <chart:series chart:style-name="ch9" chart:values-cell-range-address="Лист1.B13:Лист1.O13" chart:label-cell-address="Лист1.A11:Лист1.A11" chart:class="chart:scatter">
            <chart:data-point chart:repeated="14"/>
          </chart:series>
          <chart:series chart:style-name="ch10" chart:values-cell-range-address="Лист1.B16:Лист1.O16" chart:label-cell-address="Лист1.A14:Лист1.A14" chart:class="chart:scatter">
            <chart:data-point chart:repeated="14"/>
          </chart:series>
          <chart:series chart:style-name="ch11" chart:values-cell-range-address="Лист1.B19:Лист1.O19" chart:label-cell-address="Лист1.A17:Лист1.A17" chart:class="chart:scatter">
            <chart:data-point chart:repeated="14"/>
          </chart:series>
          <chart:series chart:style-name="ch12" chart:values-cell-range-address="Лист1.B22:Лист1.O22" chart:label-cell-address="Лист1.A20:Лист1.A20" chart:class="chart:scatter">
            <chart:data-point chart:repeated="14"/>
          </chart:series>
          <chart:series chart:style-name="ch13" chart:values-cell-range-address="Лист1.B25:Лист1.O25" chart:label-cell-address="Лист1.A23:Лист1.A23" chart:class="chart:scatter">
            <chart:data-point chart:repeated="14"/>
          </chart:series>
          <chart:series chart:style-name="ch14" chart:values-cell-range-address="Лист1.B28:Лист1.O28" chart:label-cell-address="Лист1.A26:Лист1.A26" chart:class="chart:scatter">
            <chart:data-point chart:repeated="14"/>
          </chart:series>
          <chart:series chart:style-name="ch15" chart:values-cell-range-address="Лист1.B31:Лист1.O31" chart:label-cell-address="Лист1.A29:Лист1.A29" chart:class="chart:scatter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1.B12:Лист1.O12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60">
                <text:p>160</text:p>
              </table:table-cell>
              <table:table-cell office:value-type="float" office:value="200">
                <text:p>200</text:p>
              </table:table-cell>
              <table:table-cell office:value-type="float" office:value="240">
                <text:p>240</text:p>
              </table:table-cell>
              <table:table-cell office:value-type="float" office:value="280">
                <text:p>280</text:p>
              </table:table-cell>
              <table:table-cell office:value-type="float" office:value="320">
                <text:p>320</text:p>
              </table:table-cell>
              <table:table-cell office:value-type="float" office:value="360">
                <text:p>360</text:p>
              </table:table-cell>
              <table:table-cell office:value-type="float" office:value="400">
                <text:p>400</text:p>
              </table:table-cell>
              <table:table-cell office:value-type="float" office:value="440">
                <text:p>440</text:p>
              </table:table-cell>
              <table:table-cell office:value-type="float" office:value="480">
                <text:p>48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Architecture: TCP.OneClientOneThread</text:p>
                <draw:g>
                  <svg:desc>Лист1.A5:Лист1.A5</svg:desc>
                </draw:g>
              </table:table-cell>
              <table:table-cell office:value-type="float" office:value="1804">
                <text:p>1804</text:p>
                <draw:g>
                  <svg:desc>Лист1.B7:Лист1.O7</svg:desc>
                </draw:g>
              </table:table-cell>
              <table:table-cell office:value-type="float" office:value="2035">
                <text:p>2035</text:p>
              </table:table-cell>
              <table:table-cell office:value-type="float" office:value="2650">
                <text:p>2650</text:p>
              </table:table-cell>
              <table:table-cell office:value-type="float" office:value="3483">
                <text:p>3483</text:p>
              </table:table-cell>
              <table:table-cell office:value-type="float" office:value="4232">
                <text:p>4232</text:p>
              </table:table-cell>
              <table:table-cell office:value-type="float" office:value="5055">
                <text:p>5055</text:p>
              </table:table-cell>
              <table:table-cell office:value-type="float" office:value="6008">
                <text:p>6008</text:p>
              </table:table-cell>
              <table:table-cell office:value-type="float" office:value="6606">
                <text:p>6606</text:p>
              </table:table-cell>
              <table:table-cell office:value-type="float" office:value="7417">
                <text:p>7417</text:p>
              </table:table-cell>
              <table:table-cell office:value-type="float" office:value="8320">
                <text:p>8320</text:p>
              </table:table-cell>
              <table:table-cell office:value-type="float" office:value="9007">
                <text:p>9007</text:p>
              </table:table-cell>
              <table:table-cell office:value-type="float" office:value="9821">
                <text:p>9821</text:p>
              </table:table-cell>
              <table:table-cell office:value-type="float" office:value="10612">
                <text:p>10612</text:p>
              </table:table-cell>
              <table:table-cell office:value-type="float" office:value="11430">
                <text:p>11430</text:p>
              </table:table-cell>
            </table:table-row>
            <table:table-row>
              <table:table-cell office:value-type="string">
                <text:p>Architecture: NIO.OneThread</text:p>
                <draw:g>
                  <svg:desc>Лист1.A8:Лист1.A8</svg:desc>
                </draw:g>
              </table:table-cell>
              <table:table-cell office:value-type="float" office:value="2275">
                <text:p>2275</text:p>
                <draw:g>
                  <svg:desc>Лист1.B10:Лист1.O10</svg:desc>
                </draw:g>
              </table:table-cell>
              <table:table-cell office:value-type="float" office:value="2383">
                <text:p>2383</text:p>
              </table:table-cell>
              <table:table-cell office:value-type="float" office:value="3273">
                <text:p>3273</text:p>
              </table:table-cell>
              <table:table-cell office:value-type="float" office:value="3901">
                <text:p>3901</text:p>
              </table:table-cell>
              <table:table-cell office:value-type="float" office:value="5045">
                <text:p>5045</text:p>
              </table:table-cell>
              <table:table-cell office:value-type="float" office:value="5478">
                <text:p>5478</text:p>
              </table:table-cell>
              <table:table-cell office:value-type="float" office:value="6412">
                <text:p>6412</text:p>
              </table:table-cell>
              <table:table-cell office:value-type="float" office:value="7580">
                <text:p>7580</text:p>
              </table:table-cell>
              <table:table-cell office:value-type="float" office:value="9671">
                <text:p>9671</text:p>
              </table:table-cell>
              <table:table-cell office:value-type="float" office:value="10275">
                <text:p>10275</text:p>
              </table:table-cell>
              <table:table-cell office:value-type="float" office:value="9317">
                <text:p>9317</text:p>
              </table:table-cell>
              <table:table-cell office:value-type="float" office:value="10385">
                <text:p>10385</text:p>
              </table:table-cell>
              <table:table-cell office:value-type="float" office:value="12265">
                <text:p>12265</text:p>
              </table:table-cell>
              <table:table-cell office:value-type="float" office:value="11953">
                <text:p>11953</text:p>
              </table:table-cell>
            </table:table-row>
            <table:table-row>
              <table:table-cell office:value-type="string">
                <text:p>Architecture: TCP.CachedThreadPoolServer</text:p>
                <draw:g>
                  <svg:desc>Лист1.A11:Лист1.A11</svg:desc>
                </draw:g>
              </table:table-cell>
              <table:table-cell office:value-type="float" office:value="1953">
                <text:p>1953</text:p>
                <draw:g>
                  <svg:desc>Лист1.B13:Лист1.O13</svg:desc>
                </draw:g>
              </table:table-cell>
              <table:table-cell office:value-type="float" office:value="2235">
                <text:p>2235</text:p>
              </table:table-cell>
              <table:table-cell office:value-type="float" office:value="2840">
                <text:p>2840</text:p>
              </table:table-cell>
              <table:table-cell office:value-type="float" office:value="3667">
                <text:p>3667</text:p>
              </table:table-cell>
              <table:table-cell office:value-type="float" office:value="4386">
                <text:p>4386</text:p>
              </table:table-cell>
              <table:table-cell office:value-type="float" office:value="5348">
                <text:p>5348</text:p>
              </table:table-cell>
              <table:table-cell office:value-type="float" office:value="6137">
                <text:p>6137</text:p>
              </table:table-cell>
              <table:table-cell office:value-type="float" office:value="7137">
                <text:p>7137</text:p>
              </table:table-cell>
              <table:table-cell office:value-type="float" office:value="7576">
                <text:p>7576</text:p>
              </table:table-cell>
              <table:table-cell office:value-type="float" office:value="9058">
                <text:p>9058</text:p>
              </table:table-cell>
              <table:table-cell office:value-type="float" office:value="9392">
                <text:p>9392</text:p>
              </table:table-cell>
              <table:table-cell office:value-type="float" office:value="10156">
                <text:p>10156</text:p>
              </table:table-cell>
              <table:table-cell office:value-type="float" office:value="10621">
                <text:p>10621</text:p>
              </table:table-cell>
              <table:table-cell office:value-type="float" office:value="11409">
                <text:p>11409</text:p>
              </table:table-cell>
            </table:table-row>
            <table:table-row>
              <table:table-cell office:value-type="string">
                <text:p>Architecture: TCP.NewQueryNewConnection</text:p>
                <draw:g>
                  <svg:desc>Лист1.A14:Лист1.A14</svg:desc>
                </draw:g>
              </table:table-cell>
              <table:table-cell office:value-type="float" office:value="2311">
                <text:p>2311</text:p>
                <draw:g>
                  <svg:desc>Лист1.B16:Лист1.O16</svg:desc>
                </draw:g>
              </table:table-cell>
              <table:table-cell office:value-type="float" office:value="2401">
                <text:p>2401</text:p>
              </table:table-cell>
              <table:table-cell office:value-type="float" office:value="2562">
                <text:p>2562</text:p>
              </table:table-cell>
              <table:table-cell office:value-type="float" office:value="3139">
                <text:p>3139</text:p>
              </table:table-cell>
              <table:table-cell office:value-type="float" office:value="3930">
                <text:p>3930</text:p>
              </table:table-cell>
              <table:table-cell office:value-type="float" office:value="4438">
                <text:p>4438</text:p>
              </table:table-cell>
              <table:table-cell office:value-type="float" office:value="5399">
                <text:p>5399</text:p>
              </table:table-cell>
              <table:table-cell office:value-type="float" office:value="7116">
                <text:p>7116</text:p>
              </table:table-cell>
              <table:table-cell office:value-type="float" office:value="6919">
                <text:p>6919</text:p>
              </table:table-cell>
              <table:table-cell office:value-type="float" office:value="7874">
                <text:p>7874</text:p>
              </table:table-cell>
              <table:table-cell office:value-type="float" office:value="8603">
                <text:p>8603</text:p>
              </table:table-cell>
              <table:table-cell office:value-type="float" office:value="9233">
                <text:p>9233</text:p>
              </table:table-cell>
              <table:table-cell office:value-type="float" office:value="10124">
                <text:p>10124</text:p>
              </table:table-cell>
              <table:table-cell office:value-type="float" office:value="10804">
                <text:p>10804</text:p>
              </table:table-cell>
            </table:table-row>
            <table:table-row>
              <table:table-cell office:value-type="string">
                <text:p>Architecture: NIO.CachedThreadPool</text:p>
                <draw:g>
                  <svg:desc>Лист1.A17:Лист1.A17</svg:desc>
                </draw:g>
              </table:table-cell>
              <table:table-cell office:value-type="float" office:value="2323">
                <text:p>2323</text:p>
                <draw:g>
                  <svg:desc>Лист1.B19:Лист1.O19</svg:desc>
                </draw:g>
              </table:table-cell>
              <table:table-cell office:value-type="float" office:value="2414">
                <text:p>2414</text:p>
              </table:table-cell>
              <table:table-cell office:value-type="float" office:value="3692">
                <text:p>3692</text:p>
              </table:table-cell>
              <table:table-cell office:value-type="float" office:value="3884">
                <text:p>3884</text:p>
              </table:table-cell>
              <table:table-cell office:value-type="float" office:value="4812">
                <text:p>4812</text:p>
              </table:table-cell>
              <table:table-cell office:value-type="float" office:value="5592">
                <text:p>5592</text:p>
              </table:table-cell>
              <table:table-cell office:value-type="float" office:value="6144">
                <text:p>6144</text:p>
              </table:table-cell>
              <table:table-cell office:value-type="float" office:value="6960">
                <text:p>6960</text:p>
              </table:table-cell>
              <table:table-cell office:value-type="float" office:value="7979">
                <text:p>7979</text:p>
              </table:table-cell>
              <table:table-cell office:value-type="float" office:value="8555">
                <text:p>8555</text:p>
              </table:table-cell>
              <table:table-cell office:value-type="float" office:value="9320">
                <text:p>9320</text:p>
              </table:table-cell>
              <table:table-cell office:value-type="float" office:value="10365">
                <text:p>10365</text:p>
              </table:table-cell>
              <table:table-cell office:value-type="float" office:value="11155">
                <text:p>11155</text:p>
              </table:table-cell>
              <table:table-cell office:value-type="float" office:value="12191">
                <text:p>12191</text:p>
              </table:table-cell>
            </table:table-row>
            <table:table-row>
              <table:table-cell office:value-type="string">
                <text:p>Architecture: NIO.FixedThreadPool</text:p>
                <draw:g>
                  <svg:desc>Лист1.A20:Лист1.A20</svg:desc>
                </draw:g>
              </table:table-cell>
              <table:table-cell office:value-type="float" office:value="2288">
                <text:p>2288</text:p>
                <draw:g>
                  <svg:desc>Лист1.B22:Лист1.O22</svg:desc>
                </draw:g>
              </table:table-cell>
              <table:table-cell office:value-type="float" office:value="2373">
                <text:p>2373</text:p>
              </table:table-cell>
              <table:table-cell office:value-type="float" office:value="3086">
                <text:p>3086</text:p>
              </table:table-cell>
              <table:table-cell office:value-type="float" office:value="3852">
                <text:p>3852</text:p>
              </table:table-cell>
              <table:table-cell office:value-type="float" office:value="4630">
                <text:p>4630</text:p>
              </table:table-cell>
              <table:table-cell office:value-type="float" office:value="5483">
                <text:p>5483</text:p>
              </table:table-cell>
              <table:table-cell office:value-type="float" office:value="6380">
                <text:p>6380</text:p>
              </table:table-cell>
              <table:table-cell office:value-type="float" office:value="7267">
                <text:p>7267</text:p>
              </table:table-cell>
              <table:table-cell office:value-type="float" office:value="8006">
                <text:p>8006</text:p>
              </table:table-cell>
              <table:table-cell office:value-type="float" office:value="8537">
                <text:p>8537</text:p>
              </table:table-cell>
              <table:table-cell office:value-type="float" office:value="9548">
                <text:p>9548</text:p>
              </table:table-cell>
              <table:table-cell office:value-type="float" office:value="10158">
                <text:p>10158</text:p>
              </table:table-cell>
              <table:table-cell office:value-type="float" office:value="11060">
                <text:p>11060</text:p>
              </table:table-cell>
              <table:table-cell office:value-type="float" office:value="11958">
                <text:p>11958</text:p>
              </table:table-cell>
            </table:table-row>
            <table:table-row>
              <table:table-cell office:value-type="string">
                <text:p>Architecture: NIO.NewQueryNewThread</text:p>
                <draw:g>
                  <svg:desc>Лист1.A23:Лист1.A23</svg:desc>
                </draw:g>
              </table:table-cell>
              <table:table-cell office:value-type="float" office:value="2302">
                <text:p>2302</text:p>
                <draw:g>
                  <svg:desc>Лист1.B25:Лист1.O25</svg:desc>
                </draw:g>
              </table:table-cell>
              <table:table-cell office:value-type="float" office:value="2493">
                <text:p>2493</text:p>
              </table:table-cell>
              <table:table-cell office:value-type="float" office:value="3136">
                <text:p>3136</text:p>
              </table:table-cell>
              <table:table-cell office:value-type="float" office:value="4209">
                <text:p>4209</text:p>
              </table:table-cell>
              <table:table-cell office:value-type="float" office:value="4663">
                <text:p>4663</text:p>
              </table:table-cell>
              <table:table-cell office:value-type="float" office:value="5334">
                <text:p>5334</text:p>
              </table:table-cell>
              <table:table-cell office:value-type="float" office:value="6432">
                <text:p>6432</text:p>
              </table:table-cell>
              <table:table-cell office:value-type="float" office:value="7232">
                <text:p>7232</text:p>
              </table:table-cell>
              <table:table-cell office:value-type="float" office:value="8020">
                <text:p>8020</text:p>
              </table:table-cell>
              <table:table-cell office:value-type="float" office:value="8607">
                <text:p>8607</text:p>
              </table:table-cell>
              <table:table-cell office:value-type="float" office:value="9570">
                <text:p>9570</text:p>
              </table:table-cell>
              <table:table-cell office:value-type="float" office:value="10378">
                <text:p>10378</text:p>
              </table:table-cell>
              <table:table-cell office:value-type="float" office:value="11198">
                <text:p>11198</text:p>
              </table:table-cell>
              <table:table-cell office:value-type="float" office:value="11744">
                <text:p>11744</text:p>
              </table:table-cell>
            </table:table-row>
            <table:table-row>
              <table:table-cell office:value-type="string">
                <text:p>Architecture: UDP.FixedThreadPool</text:p>
                <draw:g>
                  <svg:desc>Лист1.A26:Лист1.A26</svg:desc>
                </draw:g>
              </table:table-cell>
              <table:table-cell office:value-type="float" office:value="803">
                <text:p>803</text:p>
                <draw:g>
                  <svg:desc>Лист1.B28:Лист1.O28</svg:desc>
                </draw:g>
              </table:table-cell>
              <table:table-cell office:value-type="float" office:value="950">
                <text:p>950</text:p>
              </table:table-cell>
              <table:table-cell office:value-type="float" office:value="1723">
                <text:p>1723</text:p>
              </table:table-cell>
              <table:table-cell office:value-type="float" office:value="2548">
                <text:p>2548</text:p>
              </table:table-cell>
              <table:table-cell office:value-type="float" office:value="3361">
                <text:p>3361</text:p>
              </table:table-cell>
              <table:table-cell office:value-type="float" office:value="4133">
                <text:p>4133</text:p>
              </table:table-cell>
              <table:table-cell office:value-type="float" office:value="4969">
                <text:p>4969</text:p>
              </table:table-cell>
              <table:table-cell office:value-type="float" office:value="5756">
                <text:p>5756</text:p>
              </table:table-cell>
              <table:table-cell office:value-type="float" office:value="6535">
                <text:p>6535</text:p>
              </table:table-cell>
              <table:table-cell office:value-type="float" office:value="7545">
                <text:p>7545</text:p>
              </table:table-cell>
              <table:table-cell office:value-type="float" office:value="8182">
                <text:p>8182</text:p>
              </table:table-cell>
              <table:table-cell office:value-type="float" office:value="8957">
                <text:p>8957</text:p>
              </table:table-cell>
              <table:table-cell office:value-type="float" office:value="9766">
                <text:p>9766</text:p>
              </table:table-cell>
              <table:table-cell office:value-type="float" office:value="10525">
                <text:p>10525</text:p>
              </table:table-cell>
            </table:table-row>
            <table:table-row>
              <table:table-cell office:value-type="string">
                <text:p>Architecture: UDP.NewQueryNewThread</text:p>
                <draw:g>
                  <svg:desc>Лист1.A29:Лист1.A29</svg:desc>
                </draw:g>
              </table:table-cell>
              <table:table-cell office:value-type="float" office:value="842">
                <text:p>842</text:p>
                <draw:g>
                  <svg:desc>Лист1.B31:Лист1.O31</svg:desc>
                </draw:g>
              </table:table-cell>
              <table:table-cell office:value-type="float" office:value="963">
                <text:p>963</text:p>
              </table:table-cell>
              <table:table-cell office:value-type="float" office:value="1736">
                <text:p>1736</text:p>
              </table:table-cell>
              <table:table-cell office:value-type="float" office:value="2554">
                <text:p>2554</text:p>
              </table:table-cell>
              <table:table-cell office:value-type="float" office:value="3385">
                <text:p>3385</text:p>
              </table:table-cell>
              <table:table-cell office:value-type="float" office:value="4131">
                <text:p>4131</text:p>
              </table:table-cell>
              <table:table-cell office:value-type="float" office:value="4936">
                <text:p>4936</text:p>
              </table:table-cell>
              <table:table-cell office:value-type="float" office:value="5744">
                <text:p>5744</text:p>
              </table:table-cell>
              <table:table-cell office:value-type="float" office:value="6533">
                <text:p>6533</text:p>
              </table:table-cell>
              <table:table-cell office:value-type="float" office:value="7335">
                <text:p>7335</text:p>
              </table:table-cell>
              <table:table-cell office:value-type="float" office:value="8163">
                <text:p>8163</text:p>
              </table:table-cell>
              <table:table-cell office:value-type="float" office:value="8948">
                <text:p>8948</text:p>
              </table:table-cell>
              <table:table-cell office:value-type="float" office:value="9765">
                <text:p>9765</text:p>
              </table:table-cell>
              <table:table-cell office:value-type="float" office:value="10544">
                <text:p>10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